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irport – data dictionary</text:p>
          </table:table-cell>
          <table:covered-table-cell table:number-columns-repeated="4" table:style-name="ce3"/>
        </table:table-row>
        <table:table-row table:style-name="ro1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</table:table-row>
        <table:table-row table:style-name="ro1">
          <table:table-cell office:value-type="string" calcext:value-type="string">
            <text:p>aircraft_immatricul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erprise_owners_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craft_date_bu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_owners_first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_owners_last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craft_owners_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craft_owners_ad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craft_types_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craft_types_constru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craft_types_engine_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craft_types_number_pl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craft_intervention_subj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craft_intervention_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craft_intervention_duration_minu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3T11:07:18.012000000</meta:creation-date>
    <dc:date>2021-09-03T11:54:52.165000000</dc:date>
    <meta:editing-duration>PT37M21S</meta:editing-duration>
    <meta:editing-cycles>6</meta:editing-cycles>
    <meta:generator>LibreOffice/7.1.4.2$Windows_x86 LibreOffice_project/a529a4fab45b75fefc5b6226684193eb000654f6</meta:generator>
    <meta:document-statistic meta:table-count="1" meta:cell-count="20" meta:object-count="0"/>
  </office:meta>
</office:document-meta>
</file>